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Contestar cuestionario scrum</text:p>
          </table:table-cell>
          <table:table-cell office:value-type="date" office:date-value="2013-09-04" calcext:value-type="date">
            <text:p>2013-09-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 style:data-style-name="N2" text:time-value="0000-00-00T00:00:01.406682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04T10:03:26.364000000</dc:date>
    <meta:editing-duration>PT4H59M35S</meta:editing-duration>
    <meta:editing-cycles>27</meta:editing-cycles>
    <meta:document-statistic meta:table-count="2" meta:cell-count="106" meta:object-count="0"/>
  </office:meta>
</office:document-meta>
</file>